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24-02-20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23-01-23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22-01-26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21-01-2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20-02-05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18-02-0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17-03-28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16-01-29 0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15-01-22 0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14-01-2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13-01-3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12-01-2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11-02-1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10-01-26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0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08-02-01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0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05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0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0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0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200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99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9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9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9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9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9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9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88-01-1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87-01-2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7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7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7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237105303201</text:p>
          </table:table-cell>
          <table:table-cell office:value-type="string" calcext:value-type="string">
            <text:p>1969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